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iggerFactoryBean.setGroup( String 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JobDataAsMap( Map &lt; String , ? &gt; jobDataA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getJobData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StartDelay( long start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Trigger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RepeatCount( int repeat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MisfireInstruction( int misfireInstru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StartTime( Date star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RepeatInterval( long repeat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MisfireInstructionName( String consta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TriggerFactoryBean.setJobDetail( JobDetail job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afterPropertiesSe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impleTriggerFactoryBean.setPriority(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JobDataMap( JobDataMap jobData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iggerFactoryBean.setBeanName(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